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Roboto" svg:font-family="Roboto"/>
    <style:font-face style:name="Roboto Bold" svg:font-family="'Roboto Bold'"/>
    <style:font-face style:name="Arial1" svg:font-family="Arial" style:font-family-generic="swiss"/>
    <style:font-face style:name="Operator Mono Book" svg:font-family="'Operator Mono Book'" style:font-family-generic="modern" style:font-pitch="fixed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ad50a" officeooo:paragraph-rsid="001ad50a"/>
    </style:style>
    <style:style style:name="P2" style:family="paragraph" style:parent-style-name="Text_20_body">
      <style:text-properties officeooo:rsid="001d6c6f" officeooo:paragraph-rsid="001d6c6f"/>
    </style:style>
    <style:style style:name="P3" style:family="paragraph" style:parent-style-name="Text_20_body">
      <style:text-properties officeooo:rsid="002025ed" officeooo:paragraph-rsid="002025ed"/>
    </style:style>
    <style:style style:name="P4" style:family="paragraph" style:parent-style-name="Text_20_body">
      <style:text-properties officeooo:rsid="0023ef03" officeooo:paragraph-rsid="0023ef03"/>
    </style:style>
    <style:style style:name="P5" style:family="paragraph" style:parent-style-name="Text_20_body">
      <style:text-properties officeooo:rsid="00243943" officeooo:paragraph-rsid="00243943"/>
    </style:style>
    <style:style style:name="P6" style:family="paragraph" style:parent-style-name="Text_20_body">
      <style:text-properties officeooo:rsid="0026076c" officeooo:paragraph-rsid="0026076c"/>
    </style:style>
    <style:style style:name="P7" style:family="paragraph" style:parent-style-name="Text_20_body">
      <style:text-properties officeooo:rsid="0027ce0c" officeooo:paragraph-rsid="0027ce0c"/>
    </style:style>
    <style:style style:name="P8" style:family="paragraph" style:parent-style-name="Text_20_body">
      <style:text-properties officeooo:rsid="002c8a24" officeooo:paragraph-rsid="002c8a24"/>
    </style:style>
    <style:style style:name="P9" style:family="paragraph" style:parent-style-name="Text_20_body">
      <style:text-properties officeooo:rsid="002ce6d2" officeooo:paragraph-rsid="002ce6d2"/>
    </style:style>
    <style:style style:name="P10" style:family="paragraph" style:parent-style-name="Text_20_body">
      <style:text-properties officeooo:paragraph-rsid="0029ec5b"/>
    </style:style>
    <style:style style:name="P11" style:family="paragraph" style:parent-style-name="Text_20_body">
      <style:text-properties officeooo:rsid="002ec12b" officeooo:paragraph-rsid="002ec12b"/>
    </style:style>
    <style:style style:name="P12" style:family="paragraph" style:parent-style-name="Text_20_body">
      <style:text-properties officeooo:rsid="0030fa25" officeooo:paragraph-rsid="0030fa25"/>
    </style:style>
    <style:style style:name="P13" style:family="paragraph" style:parent-style-name="Heading_20_1">
      <style:text-properties officeooo:paragraph-rsid="003f2a2d"/>
    </style:style>
    <style:style style:name="P14" style:family="paragraph" style:parent-style-name="Text_20_body" style:list-style-name="L1">
      <style:text-properties officeooo:rsid="00184cde" officeooo:paragraph-rsid="00184cde"/>
    </style:style>
    <style:style style:name="P15" style:family="paragraph" style:parent-style-name="Text_20_body" style:list-style-name="L1">
      <style:text-properties officeooo:rsid="001ad50a" officeooo:paragraph-rsid="001ad50a"/>
    </style:style>
    <style:style style:name="P16" style:family="paragraph" style:parent-style-name="Text_20_body" style:list-style-name="L2">
      <style:text-properties officeooo:rsid="001d6c6f" officeooo:paragraph-rsid="001d6c6f"/>
    </style:style>
    <style:style style:name="P17" style:family="paragraph" style:parent-style-name="Text_20_body" style:list-style-name="L2">
      <style:text-properties officeooo:rsid="002025ed" officeooo:paragraph-rsid="002025ed"/>
    </style:style>
    <style:style style:name="P18" style:family="paragraph" style:parent-style-name="Text_20_body" style:list-style-name="L3">
      <style:text-properties officeooo:rsid="0026076c" officeooo:paragraph-rsid="0026076c"/>
    </style:style>
    <style:style style:name="P19" style:family="paragraph" style:parent-style-name="Text_20_body" style:list-style-name="L4">
      <style:text-properties officeooo:rsid="002d1e49" officeooo:paragraph-rsid="002d1e49"/>
    </style:style>
    <style:style style:name="P20" style:family="paragraph" style:parent-style-name="Text_20_body" style:list-style-name="L5">
      <style:text-properties officeooo:paragraph-rsid="0037927b"/>
    </style:style>
    <style:style style:name="P21" style:family="paragraph" style:parent-style-name="Text_20_body" style:list-style-name="L5">
      <style:text-properties officeooo:paragraph-rsid="003b4b0c"/>
    </style:style>
    <style:style style:name="P22" style:family="paragraph" style:parent-style-name="Text_20_body" style:list-style-name="L5">
      <style:text-properties officeooo:rsid="003c736b" officeooo:paragraph-rsid="003c736b"/>
    </style:style>
    <style:style style:name="P23" style:family="paragraph" style:parent-style-name="Text_20_body">
      <style:text-properties officeooo:paragraph-rsid="003c639f"/>
    </style:style>
    <style:style style:name="P24" style:family="paragraph" style:parent-style-name="Text_20_body">
      <style:text-properties officeooo:rsid="003f2631" officeooo:paragraph-rsid="003f2631"/>
    </style:style>
    <style:style style:name="P25" style:family="paragraph" style:parent-style-name="Text_20_body">
      <style:text-properties officeooo:paragraph-rsid="003f2631"/>
    </style:style>
    <style:style style:name="P26" style:family="paragraph" style:parent-style-name="Text_20_body" style:list-style-name="L8">
      <style:text-properties officeooo:paragraph-rsid="003f2a2d"/>
    </style:style>
    <style:style style:name="P27" style:family="paragraph" style:parent-style-name="Text_20_body" style:list-style-name="L8">
      <style:text-properties officeooo:rsid="003f2a2d" officeooo:paragraph-rsid="003f2a2d"/>
    </style:style>
    <style:style style:name="P28" style:family="paragraph" style:parent-style-name="Text_20_body" style:list-style-name="L8">
      <style:text-properties officeooo:rsid="00405f3d" officeooo:paragraph-rsid="00405f3d"/>
    </style:style>
    <style:style style:name="P29" style:family="paragraph" style:parent-style-name="Text_20_body">
      <style:text-properties officeooo:rsid="0043631b" officeooo:paragraph-rsid="0043631b"/>
    </style:style>
    <style:style style:name="T1" style:family="text">
      <style:text-properties style:font-name="Operator Mono Book"/>
    </style:style>
    <style:style style:name="T2" style:family="text">
      <style:text-properties officeooo:rsid="001a02a7"/>
    </style:style>
    <style:style style:name="T3" style:family="text">
      <style:text-properties officeooo:rsid="001b9733"/>
    </style:style>
    <style:style style:name="T4" style:family="text">
      <style:text-properties officeooo:rsid="00243943"/>
    </style:style>
    <style:style style:name="T5" style:family="text">
      <style:text-properties officeooo:rsid="0029ec5b"/>
    </style:style>
    <style:style style:name="T6" style:family="text">
      <style:text-properties officeooo:rsid="002ce6d2"/>
    </style:style>
    <style:style style:name="T7" style:family="text">
      <style:text-properties officeooo:rsid="002d632d"/>
    </style:style>
    <style:style style:name="T8" style:family="text">
      <style:text-properties officeooo:rsid="0037927b"/>
    </style:style>
    <style:style style:name="T9" style:family="text">
      <style:text-properties officeooo:rsid="0038d42c"/>
    </style:style>
    <style:style style:name="T10" style:family="text">
      <style:text-properties officeooo:rsid="003a4e81"/>
    </style:style>
    <style:style style:name="T11" style:family="text">
      <style:text-properties officeooo:rsid="003b4b0c"/>
    </style:style>
    <style:style style:name="T12" style:family="text">
      <style:text-properties officeooo:rsid="003c639f"/>
    </style:style>
    <style:style style:name="T13" style:family="text">
      <style:text-properties officeooo:rsid="003f2631"/>
    </style:style>
    <style:style style:name="T14" style:family="text">
      <style:text-properties officeooo:rsid="003f2a2d"/>
    </style:style>
    <style:style style:name="T15" style:family="text">
      <style:text-properties officeooo:rsid="00405acd"/>
    </style:style>
    <style:style style:name="T16" style:family="text">
      <style:text-properties officeooo:rsid="004190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dvanced CSS layouts</text:p>
      <text:p text:style-name="P29"><text:a xlink:type="simple" xlink:href="https://github.com/jen4web/fem-adv-css-layout" text:style-name="Internet_20_link" text:visited-style-name="Visited_20_Internet_20_Link">Course repository</text:a></text:p>
      <text:h text:style-name="Heading_20_1" text:outline-level="1">Flexbox and Grid review</text:h>
      <text:list xml:id="list1461953713" text:style-name="L1">
        <text:list-item>
          <text:p text:style-name="P14"><text:span text:style-name="T1">1em</text:span> is the width of the “m” character <text:span text:style-name="T2">and the measurement is relative to the text you’re working with.</text:span></text:p>
        </text:list-item>
        <text:list-item>
          <text:p text:style-name="P14">Use <text:span text:style-name="T1">rem</text:span> to get the same distance. See <text:a xlink:type="simple" xlink:href="https://codepen.io/jen4web/pen/BaBKYEw" text:style-name="Internet_20_link" text:visited-style-name="Visited_20_Internet_20_Link">this example.</text:a></text:p>
        </text:list-item>
        <text:list-item>
          <text:p text:style-name="P15">Don’t use pixels in responsive design.</text:p>
        </text:list-item>
      </text:list>
      <text:p text:style-name="P1"/>
      <text:p text:style-name="P2">There are 3 ways to define grid layout:</text:p>
      <text:list xml:id="list1027545544" text:style-name="L2">
        <text:list-item>
          <text:p text:style-name="P16">using <text:a xlink:type="simple" xlink:href="https://codepen.io/jen4web/pen/LwJBXG" text:style-name="Internet_20_link" text:visited-style-name="Visited_20_Internet_20_Link">numbers</text:a></text:p>
          <text:list>
            <text:list-item>
              <text:p text:style-name="P17">not that flexible if there are frequent changes</text:p>
            </text:list-item>
          </text:list>
        </text:list-item>
        <text:list-item>
          <text:p text:style-name="P16">using <text:a xlink:type="simple" xlink:href="https://codepen.io/jen4web/pen/qeMMba" text:style-name="Internet_20_link" text:visited-style-name="Visited_20_Internet_20_Link">grid-template-areas</text:a> </text:p>
          <text:list>
            <text:list-item>
              <text:p text:style-name="P17">allows for more flexibility when changes are needed</text:p>
            </text:list-item>
            <text:list-item>
              <text:p text:style-name="P17">cleaner and easier to understand</text:p>
            </text:list-item>
          </text:list>
        </text:list-item>
        <text:list-item>
          <text:p text:style-name="P16">using <text:a xlink:type="simple" xlink:href="https://codepen.io/jen4web/pen/MNqqwd" text:style-name="Internet_20_link" text:visited-style-name="Visited_20_Internet_20_Link">span</text:a> - t<text:span text:style-name="T3">he syntax is so much easier to use/read.</text:span></text:p>
        </text:list-item>
      </text:list>
      <text:p text:style-name="P3"/>
      <text:p text:style-name="P3">Even if she did it in the 2017 course, avoid using <text:span text:style-name="T1">margin: 0 2%</text:span> because it’s an absolute value. It’s better to use <text:span text:style-name="T1">justify-content: space-between;</text:span></text:p>
      <text:h text:style-name="Heading_20_1" text:outline-level="1">Hamburger with CSS</text:h>
      <text:p text:style-name="P4"><text:span text:style-name="T1">aria-*</text:span> are used as screen reader directions</text:p>
      <text:h text:style-name="Heading_20_1" text:outline-level="1">CSS calc()</text:h>
      <text:p text:style-name="P5">See <text:a xlink:type="simple" xlink:href="https://github.com/jen4web/fem-adv-css-layout/blob/master/03-calc%20and%20cp%20overview/fem-calc-cp.pdf" text:style-name="Internet_20_link" text:visited-style-name="Visited_20_Internet_20_Link">this document</text:a>.</text:p>
      <text:p text:style-name="P7">You can mix units.</text:p>
      <text:p text:style-name="P6">Order of precedence: PEMDAS (Please Excuse My Dear Aunt Sally)</text:p>
      <text:list xml:id="list2182845072" text:style-name="L3">
        <text:list-item>
          <text:p text:style-name="P18">Parenthesis</text:p>
        </text:list-item>
        <text:list-item>
          <text:p text:style-name="P18"><text:soft-page-break/>Exponents</text:p>
        </text:list-item>
        <text:list-item>
          <text:p text:style-name="P18">Multiplication/Division, left to right</text:p>
        </text:list-item>
        <text:list-item>
          <text:p text:style-name="P18">Addition/Subtraction, left to right</text:p>
        </text:list-item>
      </text:list>
      <text:h text:style-name="Heading_20_1" text:outline-level="1">CSS custom properties</text:h>
      <text:p text:style-name="P10"><text:span text:style-name="T4">See </text:span><text:a xlink:type="simple" xlink:href="https://github.com/jen4web/fem-adv-css-layout/blob/master/03-calc%20and%20cp%20overview/fem-calc-cp.pdf" text:style-name="Internet_20_link" text:visited-style-name="Visited_20_Internet_20_Link"><text:span text:style-name="T4">this document</text:span></text:a><text:span text:style-name="T4">, </text:span><text:span text:style-name="T7">scroll towards</text:span><text:span text:style-name="T5"> the middle</text:span><text:span text:style-name="T4">.</text:span></text:p>
      <text:p text:style-name="P8">Variables are scoped <text:span text:style-name="T6">so you need to remember how CSS evaluates things.</text:span></text:p>
      <text:p text:style-name="P8"/>
      <text:p text:style-name="P9">When should I use Sass vs Custom properties?</text:p>
      <text:list xml:id="list1425019496" text:style-name="L4">
        <text:list-item>
          <text:p text:style-name="P19">Use Sass for global values that don’t typically change: color, font family, etc.</text:p>
        </text:list-item>
        <text:list-item>
          <text:p text:style-name="P19">Use custom properties for values that will change in media queries: font size, margin, padding, w<text:span text:style-name="T7">s</text:span>idths, flex basis, etc.</text:p>
        </text:list-item>
        <text:list-item>
          <text:p text:style-name="P19">Outside the media query, in the mobile CSS layout, establish the logic for layout, then change the values of the custom properties inside the media query.</text:p>
        </text:list-item>
        <text:list-item>
          <text:p text:style-name="P19">Result is no duplicated code with different values.</text:p>
        </text:list-item>
      </text:list>
      <text:p text:style-name="P11"/>
      <text:p text:style-name="P11">Checkout these <text:a xlink:type="simple" xlink:href="https://codepen.io/jen4web/post/rwd20readinglist" text:style-name="Internet_20_link" text:visited-style-name="Visited_20_Internet_20_Link">examples</text:a>.</text:p>
      <text:p text:style-name="P11"/>
      <text:p text:style-name="P12">Vezi <text:a xlink:type="simple" xlink:href="https://codepen.io/yolosan/pen/ExKgJrE" text:style-name="Internet_20_link" text:visited-style-name="Visited_20_Internet_20_Link">exemplul </text:a>de la sfârșitul capitolului.</text:p>
      <text:h text:style-name="Heading_20_1" text:outline-level="1">Complex Layouts</text:h>
      <text:h text:style-name="Heading_20_1" text:outline-level="1">Font sizes</text:h>
      <text:list xml:id="list4244067443" text:style-name="L5">
        <text:list-item>
          <text:p text:style-name="P20"><text:span text:style-name="T8">Helper with choosing type sizes: </text:span><text:a xlink:type="simple" xlink:href="https://type-scale.com/" text:style-name="Internet_20_link" text:visited-style-name="Visited_20_Internet_20_Link"><text:span text:style-name="T9">type-scale.com</text:span></text:a><text:span text:style-name="T10"> - use Major second</text:span></text:p>
        </text:list-item>
        <text:list-item>
          <text:p text:style-name="P22">Resources for <text:a xlink:type="simple" xlink:href="https://github.com/jen4web/fem-adv-css-layout/blob/master/07-type%20scales/instructions.txt" text:style-name="Internet_20_link" text:visited-style-name="Visited_20_Internet_20_Link">type scale</text:a></text:p>
        </text:list-item>
        <text:list-item>
          <text:p text:style-name="P21"><text:span text:style-name="T11">See the </text:span><text:a xlink:type="simple" xlink:href="https://codepen.io/yolosan/pen/rNejWKv" text:style-name="Internet_20_link" text:visited-style-name="Visited_20_Internet_20_Link"><text:span text:style-name="T11">first example</text:span></text:a><text:span text:style-name="T11">.</text:span></text:p>
        </text:list-item>
        <text:list-item>
          <text:p text:style-name="P21"/>
        </text:list-item>
      </text:list>
      <text:p text:style-name="P23"><text:span text:style-name="T12">Use a link tag to import a font since it's cached in the browser.</text:span></text:p>
      <text:p text:style-name="P23"/>
      <text:h text:style-name="P13" text:outline-level="1"><text:soft-page-break/>Tables &amp; Forms</text:h>
      <text:p text:style-name="P25"><text:a xlink:type="simple" xlink:href="https://codepen.io/jen4web/pen/zgmwZd" text:style-name="Internet_20_link" text:visited-style-name="Visited_20_Internet_20_Link"><text:span text:style-name="T13">Start exercise</text:span></text:a><text:span text:style-name="T13"> <text:s/></text:span><text:span text:style-name="T15">and </text:span><text:span text:style-name="T14">accomplish the following:</text:span></text:p>
      <text:list xml:id="list481539849" text:style-name="L8">
        <text:list-item>
          <text:p text:style-name="P26"><text:a xlink:type="simple" xlink:href="https://codepen.io/yolosan/pen/jOqyzzp" text:style-name="Internet_20_link" text:visited-style-name="Visited_20_Internet_20_Link"><text:span text:style-name="T14">m</text:span></text:a><text:a xlink:type="simple" xlink:href="https://codepen.io/yolosan/pen/jOqyzzp" text:style-name="Internet_20_link" text:visited-style-name="Visited_20_Internet_20_Link"><text:span text:style-name="T13">ake</text:span></text:a><text:a xlink:type="simple" xlink:href="https://codepen.io/yolosan/pen/jOqyzzp" text:style-name="Internet_20_link" text:visited-style-name="Visited_20_Internet_20_Link"><text:span text:style-name="T14">s</text:span></text:a><text:a xlink:type="simple" xlink:href="https://codepen.io/yolosan/pen/jOqyzzp" text:style-name="Internet_20_link" text:visited-style-name="Visited_20_Internet_20_Link"><text:span text:style-name="T13"> table accessible</text:span></text:a></text:p>
        </text:list-item>
        <text:list-item>
          <text:p text:style-name="P27"><text:a xlink:type="simple" xlink:href="https://codepen.io/yolosan/pen/zYqNWMO" text:style-name="Internet_20_link" text:visited-style-name="Visited_20_Internet_20_Link"><text:span text:style-name="T15">be </text:span></text:a><text:a xlink:type="simple" xlink:href="https://codepen.io/yolosan/pen/zYqNWMO" text:style-name="Internet_20_link" text:visited-style-name="Visited_20_Internet_20_Link">able to scroll </text:a><text:a xlink:type="simple" xlink:href="https://codepen.io/yolosan/pen/zYqNWMO" text:style-name="Internet_20_link" text:visited-style-name="Visited_20_Internet_20_Link"><text:span text:style-name="T15">table </text:span></text:a><text:a xlink:type="simple" xlink:href="https://codepen.io/yolosan/pen/zYqNWMO" text:style-name="Internet_20_link" text:visited-style-name="Visited_20_Internet_20_Link">content</text:a></text:p>
        </text:list-item>
        <text:list-item>
          <text:p text:style-name="P28"><text:a xlink:type="simple" xlink:href="https://codepen.io/yolosan/pen/RwaKJwE?editors=1100" text:style-name="Internet_20_link" text:visited-style-name="Visited_20_Internet_20_Link">before and after</text:a> <text:span text:style-name="T16">and @media query</text:span></text:p>
        </text:list-item>
      </text:list>
      <text:h text:style-name="Heading_20_1" text:outline-level="1">Reading list</text:h>
      <text:p text:style-name="P29">Check it out <text:a xlink:type="simple" xlink:href="https://codepen.io/jen4web/post/rwd20readinglist" text:style-name="Internet_20_link" text:visited-style-name="Visited_20_Internet_20_Link">here</text:a>.</text:p>
      <text:p text:style-name="P24"/>
      <text:p text:style-name="P24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Roboto" svg:font-family="Roboto"/>
    <style:font-face style:name="Roboto Bold" svg:font-family="'Roboto Bold'"/>
    <style:font-face style:name="Arial1" svg:font-family="Arial" style:font-family-generic="swiss"/>
    <style:font-face style:name="Operator Mono Book" svg:font-family="'Operator Mono Book'" style:font-family-generic="modern" style:font-pitch="fixed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oboto" fo:font-size="13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Roboto" fo:font-size="13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Roboto Bold" fo:font-family="'Roboto Bold'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Roboto" fo:font-family="Roboto" fo:font-size="12pt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Roboto" fo:font-family="Roboto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Roboto" fo:font-family="Roboto" fo:font-size="12pt"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8T10:49:52.946000000</meta:creation-date>
    <meta:generator>LibreOffice/6.4.6.2$Windows_X86_64 LibreOffice_project/0ce51a4fd21bff07a5c061082cc82c5ed232f115</meta:generator>
    <dc:date>2020-08-24T13:09:30.544000000</dc:date>
    <meta:editing-duration>PT6H25M7S</meta:editing-duration>
    <meta:editing-cycles>39</meta:editing-cycles>
    <meta:document-statistic meta:table-count="0" meta:image-count="0" meta:object-count="0" meta:page-count="3" meta:paragraph-count="48" meta:word-count="347" meta:character-count="1977" meta:non-whitespace-character-count="1699"/>
  </office:meta>
</office:document-meta>
</file>